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.png" manifest:full-path="Pictures/A1.png"/>
  <manifest:file-entry manifest:media-type="image/.png" manifest:full-path="Pictures/A2.png"/>
  <manifest:file-entry manifest:media-type="image/.png" manifest:full-path="Pictures/A3.png"/>
  <manifest:file-entry manifest:media-type="image/.png" manifest:full-path="Pictures/A4.png"/>
  <manifest:file-entry manifest:media-type="image/.png" manifest:full-path="Pictures/A1.png"/>
  <manifest:file-entry manifest:media-type="image/.png" manifest:full-path="Pictures/A2.png"/>
  <manifest:file-entry manifest:media-type="image/.png" manifest:full-path="Pictures/A3.png"/>
  <manifest:file-entry manifest:media-type="image/.png" manifest:full-path="Pictures/A4.png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table" style:name="Tableau1">
      <style:table-properties fo:margin-left="0cm" style:width="17.013cm" style:writing-mode="lr-tb" table:align="left"/>
    </style:style>
    <style:style style:family="table-column" style:name="Tableau1.A">
      <style:table-column-properties style:column-width="7.011cm"/>
    </style:style>
    <style:style style:family="table-column" style:name="Tableau1.B">
      <style:table-column-properties style:column-width="10.001cm"/>
    </style:style>
    <style:style style:family="table-cell" style:name="Tableau1.A1">
      <style:table-cell-properties fo:background-color="#ffffcc" fo:border-bottom="0.05pt solid #000000" fo:border-left="0.05pt solid #000000" fo:border-right="none" fo:border-top="0.05pt solid #000000" fo:padding="0.097cm">
        <style:background-image/>
      </style:table-cell-properties>
    </style:style>
    <style:style style:family="table-cell" style:name="Tableau1.B1">
      <style:table-cell-properties fo:background-color="#ffffcc" fo:border="0.05pt solid #000000" fo:padding="0.097cm">
        <style:background-image/>
      </style:table-cell-properties>
    </style:style>
    <style:style style:family="table" style:name="Tableau2">
      <style:table-properties fo:margin-left="0cm" style:width="17.013cm" style:writing-mode="lr-tb" table:align="left"/>
    </style:style>
    <style:style style:family="table-column" style:name="Tableau2.A">
      <style:table-column-properties style:column-width="7.011cm"/>
    </style:style>
    <style:style style:family="table-column" style:name="Tableau2.B">
      <style:table-column-properties style:column-width="10.001cm"/>
    </style:style>
    <style:style style:family="table-cell" style:name="Tableau2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2.B1">
      <style:table-cell-properties fo:border="0.05pt solid #000000" fo:padding="0.097cm"/>
    </style:style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loext:contextual-spacing="false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country="US" fo:language="en" officeooo:paragraph-rsid="0010fc9d" officeooo:rsid="0010fc9d" style:font-name="Times New Roman1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loext:contextual-spacing="false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7" style:parent-style-name="Text_20_body">
      <style:paragraph-properties fo:margin-bottom="0.041cm" fo:margin-left="0cm" fo:margin-right="0cm" fo:margin-top="0.041cm" fo:text-indent="0cm" loext:contextual-spacing="false" style:auto-text-indent="false"/>
      <style:text-properties style:use-window-font-color="true"/>
    </style:style>
    <style:style style:family="paragraph" style:name="P8" style:parent-style-name="Standard">
      <style:text-properties style:use-window-font-color="true"/>
    </style:style>
    <style:style style:family="paragraph" style:name="P9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1" style:parent-style-name="Standard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hyphenation-ladder-count="no-limit" fo:margin-bottom="0cm" fo:margin-left="0cm" fo:margin-right="0cm" fo:margin-top="0.212cm" fo:orphans="2" fo:text-align="start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4" style:parent-style-name="Standard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margin-bottom="0.035cm" fo:margin-left="0cm" fo:margin-right="0cm" fo:margin-top="0.035cm" fo:text-indent="0cm" loext:contextual-spacing="false" style:auto-text-indent="false"/>
    </style:style>
    <style:style style:family="paragraph" style:name="P16" style:parent-style-name="Text_20_body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loext:contextual-spacing="false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officeooo:paragraph-rsid="0011a15b" officeooo:rsid="0011a15b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9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 officeooo:paragraph-rsid="0011a15b" officeooo:rsid="0011a15b" style:use-window-font-color="true"/>
    </style:style>
    <style:style style:family="paragraph" style:name="P20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21" style:parent-style-name="Text_20_body">
      <style:paragraph-properties fo:hyphenation-ladder-count="no-limit" fo:margin-bottom="0cm" fo:margin-top="0.212cm" fo:orphans="2" fo:text-align="justify" fo:widows="2" loext:contextual-spacing="false" style:justify-single-word="false" style:writing-mode="lr-tb"/>
      <style:text-properties fo:hyphenate="false" fo:hyphenation-push-char-count="2" fo:hyphenation-remain-char-count="2"/>
    </style:style>
    <style:style style:family="paragraph" style:name="P22" style:parent-style-name="Text_20_body">
      <style:paragraph-properties fo:background-color="transparent" fo:border="none" fo:hyphenation-ladder-count="no-limit" fo:margin-bottom="0cm" fo:margin-top="0.212cm" fo:orphans="2" fo:padding="0cm" fo:text-align="justify" fo:widows="2" loext:contextual-spacing="false" style:justify-single-word="false" style:shadow="none" style:writing-mode="lr-tb">
        <style:background-image/>
      </style:paragraph-properties>
      <style:text-properties fo:font-style="italic" fo:font-weight="bold" fo:hyphenate="false" fo:hyphenation-push-char-count="2" fo:hyphenation-remain-char-count="2" officeooo:paragraph-rsid="0011a15b" officeooo:rsid="0011a15b" style:font-style-asian="italic" style:font-style-complex="italic" style:font-weight-asian="bold" style:font-weight-complex="bold" style:use-window-font-color="true"/>
    </style:style>
    <style:style style:family="paragraph" style:name="P23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4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6bd6" style:use-window-font-color="true"/>
    </style:style>
    <style:style style:family="paragraph" style:name="P25" style:parent-style-name="Text_20_body">
      <style:paragraph-properties fo:border="0.06pt solid #000000" fo:hyphenation-ladder-count="no-limit" fo:margin-bottom="0cm" fo:margin-top="0.212cm" fo:orphans="2" fo:padding="0.049cm" fo:text-align="justify" fo:widows="2" loext:contextual-spacing="false" style:justify-single-word="false" style:shadow="none" style:writing-mode="lr-tb"/>
      <style:text-properties fo:hyphenate="false" fo:hyphenation-push-char-count="2" fo:hyphenation-remain-char-count="2" officeooo:paragraph-rsid="0010edc2" style:use-window-font-color="true"/>
    </style:style>
    <style:style style:family="paragraph" style:name="P26" style:parent-style-name="Table_20_Contents">
      <style:paragraph-properties fo:text-align="justify" style:justify-single-word="false"/>
      <style:text-properties fo:color="#000080" fo:font-style="italic" fo:font-weight="bold" officeooo:paragraph-rsid="0011a15b" officeooo:rsid="0011a15b" style:font-style-asian="italic" style:font-style-complex="italic" style:font-weight-asian="bold" style:font-weight-complex="bold"/>
    </style:style>
    <style:style style:family="paragraph" style:name="P27" style:parent-style-name="Table_20_Contents">
      <style:paragraph-properties fo:text-align="justify" style:justify-single-word="false"/>
      <style:text-properties fo:font-style="italic" fo:font-weight="bold" officeooo:paragraph-rsid="0011a15b" officeooo:rsid="0011a15b" style:font-style-asian="italic" style:font-style-complex="italic" style:font-weight-asian="bold" style:font-weight-complex="bold"/>
    </style:style>
    <style:style style:family="paragraph" style:name="P2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country="US" fo:language="en" officeooo:rsid="0010fc9d"/>
    </style:style>
    <style:style style:family="text" style:name="T4">
      <style:text-properties style:use-window-font-color="true"/>
    </style:style>
    <style:style style:family="text" style:name="T5">
      <style:text-properties fo:background-color="transparent" fo:country="GB" fo:font-size="10pt" fo:font-style="normal" fo:font-weight="normal" fo:language="en" loext:char-shading-value="0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7">
      <style:text-properties fo:background-color="transparent" fo:country="GB" fo:font-size="10pt" fo:font-style="normal" fo:font-weight="normal" fo:language="en" loext:char-shading-value="0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US" fo:font-size="10pt" fo:font-style="normal" fo:font-weight="normal" fo:language="en" loext:char-shading-value="0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background-color="transparent" fo:country="GB" fo:font-size="10pt" fo:font-style="normal" fo:font-weight="normal" fo:language="en" loext:char-shading-value="0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10">
      <style:text-properties fo:country="US" fo:language="en" style:font-name="Times New Roman1"/>
    </style:style>
    <style:style style:family="text" style:name="T11">
      <style:text-properties fo:country="US" fo:language="en" officeooo:rsid="000e4718" style:font-name="Times New Roman1"/>
    </style:style>
    <style:style style:family="text" style:name="T12">
      <style:text-properties fo:font-weight="bold" style:font-weight-asian="bold" style:font-weight-complex="bold"/>
    </style:style>
    <style:style style:family="text" style:name="T13">
      <style:text-properties fo:font-weight="normal" style:font-weight-asian="normal" style:font-weight-complex="normal"/>
    </style:style>
    <style:style style:family="text" style:name="T14">
      <style:text-properties officeooo:rsid="00106bd6"/>
    </style:style>
    <style:style style:family="text" style:name="T15">
      <style:text-properties officeooo:rsid="0010e500"/>
    </style:style>
    <style:style style:family="text" style:name="T16">
      <style:text-properties officeooo:rsid="0010fc9d"/>
    </style:style>
    <style:style style:family="text" style:name="T17">
      <style:text-properties officeooo:rsid="0011a15b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style:family="section" style:name="Sect1">
      <style:section-properties style:editable="false">
        <style:columns fo:column-count="1" fo:column-gap="0cm"/>
      </style:section-properties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6">Diagrammes de classes (dans LogicalView)</text:p>
      <text:section text:name="generic_subTemplate" text:style-name="Sect1">
        <text:section-source text:filter-name="writer8" xlink:href="../exprBesoins_papyrus_genDoc2GenSubTemplate.odt"/>
        <text:p text:style-name="P2"/>
        <text:p text:style-name="P2"><text:span text:style-name="T5"/></text:p>
        <text:h text:outline-level="2" text:style-name="Heading_20_2">Diagramme de contexte et acteurs</text:h>
        <text:p text:style-name="Standard"/>
        <text:h text:outline-level="3" text:style-name="P28">Diagramme de contexte (spécification périmètre applicatif) :</text:h>
        <text:p text:style-name="P18"/>
        <text:p text:style-name="P9"/>
        <text:p text:style-name="P10"><text:span text:style-name="T6"/><text:span text:style-name="T6"><draw:frame draw:name="Cadre2" draw:style-name="fr1" draw:z-index="0" svg:height="8.463705701078583cm" svg:width="16.595cm" text:anchor-type="as-char"><draw:text-box fo:min-height="1.457cm" svg:height="1.457cm"><draw:frame style:rel-height="scale" style:rel-width="100%" svg:height="8.463705701078583cm" svg:width="16.595cm" text:anchor-type="frame"><draw:image xlink:actuate="onLoad" xlink:href="Pictures/A1.png" xlink:show="embed" xlink:type="simple"/></draw:frame><text:p text:style-name="Frame_20_contents"/></draw:text-box></draw:frame></text:span><text:span text:style-name="T6"/></text:p>
        <text:p text:style-name="P11"/>
        <text:h text:outline-level="3" text:style-name="Heading_20_3"><text:s/><text:span text:style-name="T17">liste des a</text:span>cteur<text:span text:style-name="T17">s</text:span> </text:h>
        <text:p text:style-name="P19"/>
        <table:table table:name="Tableau1" table:style-name="Tableau1">
          <table:table-column table:style-name="Tableau1.A"/>
          <table:table-column table:style-name="Tableau1.B"/>
          <table:table-row>
            <table:table-cell office:value-type="string" table:style-name="Tableau1.A1">
              <text:p text:style-name="P26">acteur</text:p>
            </table:table-cell>
            <table:table-cell office:value-type="string" table:style-name="Tableau1.B1">
              <text:p text:style-name="P26">description</text:p>
            </table:table-cell>
          </table:table-row>
          <table:table-row>
            <table:table-cell office:value-type="string" table:style-name="Tableau2.A1">
              <text:p text:style-name="P27">Logiciel_comptabilité</text:p>
            </table:table-cell>
            <table:table-cell office:value-type="string" table:style-name="Tableau2.B1">
              <text:p text:style-name="P22"> <text:s/>logiciel de comptabilité <text:s/>logiciel de comptabilité</text:p>
            </table:table-cell>
          </table:table-row>
          <table:table-row>
            <table:table-cell office:value-type="string" table:style-name="Tableau2.A1">
              <text:p text:style-name="P27">Bibliothecaire</text:p>
            </table:table-cell>
            <table:table-cell office:value-type="string" table:style-name="Tableau2.B1">
              <text:p text:style-name="P22"> <text:s/>Employé de la bibliothèque en charge de la gestion des exemplaires et des emprunts</text:p>
            </table:table-cell>
          </table:table-row>
          <table:table-row>
            <table:table-cell office:value-type="string" table:style-name="Tableau2.A1">
              <text:p text:style-name="P27">ResponsableAbonnement</text:p>
            </table:table-cell>
            <table:table-cell office:value-type="string" table:style-name="Tableau2.B1">
              <text:p text:style-name="P22"> <text:s/>Employé de la bibliothèque en charge des inscriptions et de la gestion des contentieux</text:p>
            </table:table-cell>
          </table:table-row>
        </table:table>
        <text:p text:style-name="P16"/>
        <text:p text:style-name="P17"/>
        <text:p text:style-name="P11">
</text:p>
        <text:p text:style-name="P2"><text:span text:style-name="T5"/></text:p>
        <text:h text:outline-level="2" text:style-name="Heading_20_2">Cas d'utilisation avec scénarios et activités</text:h>
        <text:p text:style-name="P20">"<text:span text:style-name="T12">Use Case</text:span>" : <text:span text:style-name="T12">objectif</text:span> (ou <text:s/>sous objectif) <text:span text:style-name="T12">utilisateur </text:span><text:span text:style-name="T13">(du système informatique</text:span><text:span text:style-name="T12">)</text:span>.</text:p>
        <text:p text:style-name="P14">Un <text:span text:style-name="T12">cas d'utilisation</text:span> (souvent associé à une session utilisateur) correspond également à une <text:span text:style-name="T12">fonctionnalité</text:span> (ou sous fonctionnalité) apportée par l'application.</text:p>
        <text:p text:style-name="P18"/>
        <text:p text:style-name="P9"/>
        <text:p text:style-name="P10"><text:span text:style-name="T6"/><text:span text:style-name="T6"><draw:frame draw:name="Cadre1" draw:style-name="fr1" draw:z-index="1" svg:height="8.913980923694778cm" svg:width="16.595cm" text:anchor-type="as-char"><draw:text-box fo:min-height="1.457cm" svg:height="1.457cm"><draw:frame style:rel-height="scale" style:rel-width="100%" svg:height="8.913980923694778cm" svg:width="16.595cm" text:anchor-type="frame"><draw:image xlink:actuate="onLoad" xlink:href="Pictures/A2.png" xlink:show="embed" xlink:type="simple"/></draw:frame><text:p text:style-name="Frame_20_contents"/></draw:text-box></draw:frame></text:span><text:span text:style-name="T6"/></text:p>
        <text:p text:style-name="P11"/>
        <text:p text:style-name="P18"><text:soft-page-break/></text:p>
        <text:h text:outline-level="3" text:style-name="Heading_20_3">U.C. "gérer état exemplaire rendu"</text:h>
        <text:p text:style-name="P8"/>
        <text:p text:style-name="P24"> </text:p>
        <text:p text:style-name="P25"><text:s/>scénario nominal:</text:p>
        <text:p text:style-name="P25">1) selon l'état physique =( BON,ABIME,HS)de l'exemplaire rendu: </text:p>
        <text:p text:style-name="P25">      * si rendu en bon état alors marquer exemplaire comme disponible</text:p>
        <text:p text:style-name="P25">      * si rendu un peu abimé (ex: page prête à se détacher, ....)</text:p>
        <text:p text:style-name="P25">            alors lancer une restauration et enregistrer l'incident (léger contentieux)</text:p>
        <text:p text:style-name="P25">      * si rendu très abîmé (Hors Service) ou bien "déclaré perdu" </text:p>
        <text:p text:style-name="P25">            alors  enregistrer  "exemplaire HS" et enregistrer le contentieux</text:p>
        <text:p text:style-name="P25">2) afficher un résumé des opérations effectuées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gérer_contentieux"</text:h>
        <text:p text:style-name="P8"/>
        <text:p text:style-name="P24"> </text:p>
        <text:p text:style-name="P25"><text:s/>scénario nominal:</text:p>
        <text:p text:style-name="P25">1) récupérer les informations d'un contentieux préalablement enregistré dans le système informatique</text:p>
        <text:p text:style-name="P25">2) selon la nature du contentieux , effectuer une des opérations suivantes:</text:p>
        <text:p text:style-name="P25">     si "un peu abîmé et nécessitant restauration"</text:p>
        <text:p text:style-name="P25">            alors "avertissement la première fois (sur une période d'un an)"</text:p>
        <text:p text:style-name="P25">                      et "demande d'un paiement de la restauration" les fois suivantes (sur une période d'un an).</text:p>
        <text:p text:style-name="P25">     si "perdu" ou bien "rendu HS" </text:p>
        <text:p text:style-name="P25">            alors "demande d'un paiement dont le montant est le prix de l'exemplaire diminué par l'application</text:p>
        <text:p text:style-name="P25">                        d'un coefficient de vétusté de 5% par an".</text:p>
        <text:p text:style-name="P25">3) ....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enregistrer contentieux"</text:h>
        <text:p text:style-name="P8"/>
        <text:p text:style-name="P24"> </text:p>
        <text:p text:style-name="P25"><text:s/>pré-conditions:</text:p>
        <text:p text:style-name="P25">* numéro de l'exemplaire associé au contentieux déjà connu/renseigné (dans le contexte)</text:p>
        <text:p text:style-name="P25"/>
        <text:p text:style-name="P25">scénario nominal:</text:p>
        <text:p text:style-name="P25">1) renseigner le type et la formulation du contentieux</text:p>
        <text:p text:style-name="P25">       (exemples: * exemplaire rendu très abimé , HS</text:p>
        <text:p text:style-name="P25">                          * exemplaire déclaré perdu</text:p>
        <text:p text:style-name="P25">                          * exemplaire un petit peu abîmé et nécessitant restauration)</text:p>
        <text:p text:style-name="P25">2) enregistrer l'ensemble du contentieux dans le système informatique en fonction du contexte</text:p>
        <text:p text:style-name="P25">3) afficher statut/résumé sur le contentieux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lancer_restauration"</text:h>
        <text:p text:style-name="P8"/>
        <text:p text:style-name="P24"> </text:p>
        <text:p text:style-name="P25"><text:s/>pré-conditions:</text:p>
        <text:p text:style-name="P25">* numéro de l'exemplaire devant être restauré déjà connu/renseigné (dans le contexte)</text:p>
        <text:p text:style-name="P25"/>
        <text:p text:style-name="P25">scénario nominal:</text:p>
        <text:p text:style-name="P25">1) enregistrer l'envoi de l'exemplaire en restauration</text:p>
        <text:p text:style-name="P25">2) afficher un statut/résumé sur l'opération effectuée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gérer_emprunt"</text:h>
        <text:p text:style-name="P8"/>
        <text:p text:style-name="P24"> </text:p>
        <text:p text:style-name="P25"><text:s/>scénario nominal:</text:p>
        <text:p text:style-name="P25">1) choisir un type d'action sur les emprunts (consultation, début , fin/retour )</text:p>
        <text:p text:style-name="P25">2) déclencher un des cas dérivés (voir "UC" avec "Généralisation/Spécialisation)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enregistrer nouvel emprunt"</text:h>
        <text:p text:style-name="P8"/>
        <text:p text:style-name="P24"> </text:p>
        <text:p text:style-name="P25"><text:s/>scénario nominal:</text:p>
        <text:p text:style-name="P25">1) identifier abonné (voir sous UC)</text:p>
        <text:p text:style-name="P25">2) vérifier droits à emprunter (voir sous UC) et retouner le nombre maximum d'exemplaires autorisés à l'emprunt</text:p>
        <text:p text:style-name="P25">3) pour chaque exemplaire à emprunter (dans la limite autorisée):</text:p>
        <text:p text:style-name="P25">      a) renseigner le numéro de l'exemplaire à emprunter</text:p>
        <text:p text:style-name="P25">      b) enregistrer l'emprunt dans le système informatique</text:p>
        <text:p text:style-name="P25">4) afficher un résumé des opérations effectuées (et imprimer éventuellement une petite fiche)</text:p>
        <text:p text:style-name="P25"/>
        <text:p text:style-name="P23"/>
        <text:p text:style-name="P16"/>
        <text:p text:style-name="P9"/>
        <text:p text:style-name="P13"><text:span text:style-name="T9"/><text:span text:style-name="T9"><draw:frame draw:name="Cadre3" draw:style-name="fr1" draw:z-index="2" svg:height="13.382428741092637cm" svg:width="16.595cm" text:anchor-type="as-char"><draw:text-box fo:min-height="1.457cm" svg:height="1.457cm"><draw:frame style:rel-height="scale" style:rel-width="100%" svg:height="13.382428741092637cm" svg:width="16.595cm" text:anchor-type="frame"><draw:image xlink:actuate="onLoad" xlink:href="Pictures/A3.png" xlink:show="embed" xlink:type="simple"/></draw:frame><text:p text:style-name="Frame_20_contents"/></draw:text-box></draw:frame></text:span><text:span text:style-name="T9"/></text:p>
        <text:p text:style-name="P12"/>
        <text:p text:style-name="P21"><text:span text:style-name="T4"/></text:p>
        <text:h text:outline-level="3" text:style-name="Heading_20_3">U.C. "inscrire_nouvel_abonné"</text:h>
        <text:p text:style-name="P8"/>
        <text:p text:style-name="P24"> </text:p>
        <text:p text:style-name="P25"><text:s/>scénario nominal:</text:p>
        <text:p text:style-name="P25">1) renseigner informations sur abonné (nom , prénom , adresse, ...) </text:p>
        <text:p text:style-name="P25">2) vérifier si pas déjà abonné</text:p>
        <text:p text:style-name="P25">3) récupérer des photocopies des pièces justificatives liées aux conditions d'abonnement</text:p>
        <text:p text:style-name="P25">4) enregistrer les informations sur l'abonné et les pièces justificatives dans le système informatique , génération d'un nouveau numéro d'abonné</text:p>
        <text:p text:style-name="P25">5) imprimer une carte d'abonnement  (avec numéro d'abonné) et afficher un résumé des opérations effectuées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déclencher_enreg_comptable"</text:h>
        <text:p text:style-name="P8"/>
        <text:p text:style-name="P24"> </text:p>
        <text:p text:style-name="P25"><text:s/>scénario nominal:</text:p>
        <text:p text:style-name="P25">1) récupérer les informations financières liées à l'achat (prix , intitulé exemplaire, ...)</text:p>
        <text:p text:style-name="P25">2) appeler une méthode d'enregistrement comptable sur le logiciel externe de comptabilité</text:p>
        <text:p text:style-name="P25">3) remonter un statut sur l'enregistrement délégué.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réintégrer exemplaire réparé"</text:h>
        <text:p text:style-name="P8"/>
        <text:p text:style-name="P24"> </text:p>
        <text:p text:style-name="P25"><text:s/>ok sans html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enregistrer retour/fin emprunt"</text:h>
        <text:p text:style-name="P8"/>
        <text:p text:style-name="P24"> </text:p>
        <text:p text:style-name="P25"><text:s/>scénario nominal:</text:p>
        <text:p text:style-name="P25">1) enregistrer les numéros (et l'état physique = BON,ABIME,HS)  de chaque exemplaire rendu</text:p>
        <text:p text:style-name="P25">2) pour chaque exemplaire rendu abimé ,effectuer les actions selon l'état (voir sous UC "gérer état exemplaire rendu")</text:p>
        <text:p text:style-name="P25">3) afficher un résumé des opérations effectuées (avec statistique = nombre total d'emprunts en cours)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vérifier_droits_a_emprunter"</text:h>
        <text:p text:style-name="P8"/>
        <text:p text:style-name="P24"> </text:p>
        <text:p text:style-name="P25"><text:s/>pré-conditions:</text:p>
        <text:p text:style-name="P25">* abonné déjà identifié</text:p>
        <text:p text:style-name="P25"/>
        <text:p text:style-name="P25">scénario nominal:</text:p>
        <text:p text:style-name="P25">1) vérifier l'absence de gros contentieux</text:p>
        <text:p text:style-name="P25">2) récupérer le nombre d'emprunt en cours</text:p>
        <text:p text:style-name="P25">3) remonter le nombre d'emprunts  actuellement autorisés:</text:p>
        <text:p text:style-name="P25">             0 si contentieux</text:p>
        <text:p text:style-name="P25">             n = nbMaxEmprunts(ex: 8) - nbEmpruntsEnCours</text:p>
        <text:p text:style-name="P25"/>
        <text:p text:style-name="P23"/>
        <text:p text:style-name="P16"/>
        <text:p text:style-name="P9"/>
        <text:p text:style-name="P13"><text:span text:style-name="T9"/><text:span text:style-name="T9"><draw:frame draw:name="Cadre3" draw:style-name="fr1" draw:z-index="2" svg:height="14.082750533049039cm" svg:width="16.595cm" text:anchor-type="as-char"><draw:text-box fo:min-height="1.457cm" svg:height="1.457cm"><draw:frame style:rel-height="scale" style:rel-width="100%" svg:height="14.082750533049039cm" svg:width="16.595cm" text:anchor-type="frame"><draw:image xlink:actuate="onLoad" xlink:href="Pictures/A4.png" xlink:show="embed" xlink:type="simple"/></draw:frame><text:p text:style-name="Frame_20_contents"/></draw:text-box></draw:frame></text:span><text:span text:style-name="T9"/></text:p>
        <text:p text:style-name="P12"/>
        <text:p text:style-name="P21"><text:span text:style-name="T4"/></text:p>
        <text:h text:outline-level="3" text:style-name="Heading_20_3">U.C. "enregistrer_exemplaire_neuf"</text:h>
        <text:p text:style-name="P8"/>
        <text:p text:style-name="P24"> </text:p>
        <text:p text:style-name="P25"><text:s/>scénario nominal:</text:p>
        <text:p text:style-name="P25">1) renseigner les informations liées au nouvel exemplaire (qui vient d'être acheté)</text:p>
        <text:p text:style-name="P25">2) enregistrer ces informations dans le système informatique "bibliothèque" </text:p>
        <text:p text:style-name="P25">3) déclencher un enregistrement comptable de l'achat (voir sous UC)</text:p>
        <text:p text:style-name="P25">4 afficher un résumé des opérations effectuées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consulter_emprunts"</text:h>
        <text:p text:style-name="P8"/>
        <text:p text:style-name="P24"> </text:p>
        <text:p text:style-name="P25"><text:s/>scénario nominal:</text:p>
        <text:p text:style-name="P25">1) identifier abonné (voir sous UC)</text:p>
        <text:p text:style-name="P25">2) rechercher les emprunts (en cours) effectués par l'abonné précisé</text:p>
        <text:p text:style-name="P25">3) afficher la liste des emprunts</text:p>
        <text:p text:style-name="P25"/>
        <text:p text:style-name="P23"/>
        <text:p text:style-name="P16"/>
        <text:p text:style-name="P21"><text:span text:style-name="T4"/></text:p>
        <text:h text:outline-level="3" text:style-name="Heading_20_3">U.C. "identifier abonné"</text:h>
        <text:p text:style-name="P8"/>
        <text:p text:style-name="P24"> </text:p>
        <text:p text:style-name="P25"><text:s/>scénario nominal:</text:p>
        <text:p text:style-name="P25">1) renseigner numéro abonné</text:p>
        <text:p text:style-name="P25">2) rechercher abonné selon numéro</text:p>
        <text:p text:style-name="P25">3) retourner les informations sur l'abonné identifié</text:p>
        <text:p text:style-name="P25"/>
        <text:p text:style-name="P25"/>
        <text:p text:style-name="P25">scénario exception "abonné introuvable"</text:p>
        <text:p text:style-name="P25">* si echec étape 2</text:p>
        <text:p text:style-name="P25">   alors étape 3 remplacée par "remonter message d'erreur" .</text:p>
        <text:p text:style-name="P25"/>
        <text:p text:style-name="P23"/>
        <text:p text:style-name="P16"/>
        <text:p text:style-name="P21"><text:span text:style-name="T4"/>
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loext:contextual-spacing="false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Arial" fo:font-size="14pt" style:font-family-asian="'Lucida Sans Unicode'" style:font-family-complex="Tahoma" style:font-family-generic="swiss" style:font-name="Arial" style:font-name-asian="Lucida Sans Unicode" style:font-name-complex="Tahoma" style:font-pitch="variable" style:font-pitch-asian="variable" style:font-pitch-complex="variable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3pt double #008000" fo:break-before="page" fo:margin-bottom="0cm" fo:margin-left="0cm" fo:margin-right="0cm" fo:margin-top="0cm" fo:padding="0.049cm" fo:text-indent="0cm" loext:contextual-spacing="false" style:auto-text-indent="false" style:border-line-width="0.035cm 0.035cm 0.035cm">
        <style:background-image/>
      </style:paragraph-properties>
      <style:text-properties fo:background-color="transparent" fo:font-family="'Arial Narrow'" fo:font-size="24pt" fo:font-weight="bold" fo:text-shadow="none" style:font-family-generic="swiss" style:font-name="Arial Narrow" style:font-pitch="variable" style:font-size-asian="16.1000003814697pt" style:font-size-complex="16.1000003814697pt" style:font-style-name="Gras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-bottom="0cm" fo:margin-left="0.25cm" fo:margin-right="0cm" fo:margin-top="0cm" fo:text-indent="0cm" loext:contextual-spacing="false" style:auto-text-indent="false">
        <style:background-image/>
      </style:paragraph-properties>
      <style:text-properties fo:color="#000080" fo:font-family="'Arial Narrow'" fo:font-size="22pt" fo:font-style="normal" fo:font-weight="bold" fo:text-shadow="none" style:font-family-generic="swiss" style:font-name="Arial Narrow1" style:font-pitch="variable" style:font-size-asian="14pt" style:font-size-complex="14pt" style:font-style-asian="italic" style:font-style-complex="italic" style:font-style-name="Gras Italique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-bottom="0cm" fo:margin-left="0.499cm" fo:margin-right="0cm" fo:margin-top="0cm" fo:text-indent="0cm" loext:contextual-spacing="false" style:auto-text-indent="false" style:page-number="auto">
        <style:background-image/>
      </style:paragraph-properties>
      <style:text-properties fo:color="#000000" fo:font-family="'Arial Narrow'" fo:font-size="18pt" fo:font-style="normal" fo:font-weight="bold" fo:text-shadow="none" style:font-family-generic="swiss" style:font-name="Arial Narrow" style:font-pitch="variable" style:font-size-asian="14pt" style:font-size-complex="14pt" style:font-style-name="Gras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-bottom="0.21cm" fo:margin-left="0.75cm" fo:margin-right="0cm" fo:margin-top="0.42cm" fo:text-indent="0cm" loext:contextual-spacing="false" style:auto-text-indent="false">
        <style:tab-stops/>
        <style:background-image/>
      </style:paragraph-properties>
      <style:text-properties fo:color="#800080" fo:font-family="'Arial Narrow'" fo:font-size="16pt" fo:font-style="italic" fo:font-weight="bold" fo:text-shadow="none" style:font-family-generic="swiss" style:font-name="Arial Narrow" style:font-pitch="variable" style:font-size-asian="85%" style:font-size-complex="85%" style:font-style-asian="italic" style:font-style-complex="italic" style:font-style-name="Gras" style:font-weight-asian="bold" style:font-weight-complex="bold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family="Arial" fo:font-size="14pt" fo:font-style="italic" style:font-family-generic="swiss" style:font-name="Arial1" style:font-pitch="variable" style:font-style-name="Italique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0pt" fo:font-style="italic" style:font-family-complex="Tahoma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family="'Arial Narrow'" fo:font-size="14pt" style:font-family-generic="swiss" style:font-name="Arial Narrow2" style:font-pitch="variable" style:font-style-name="Normal"/>
    </style:style>
    <style:style style:class="text" style:family="paragraph" style:name="citation" style:parent-style-name="Standard">
      <style:text-properties fo:font-family="Garamond" fo:font-size="18pt" fo:font-style="italic" style:font-family-generic="roman" style:font-name="Garamond" style:font-pitch="variable" style:font-style-name="Italique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 loext:contextual-spacing="false"/>
      <style:text-properties fo:font-size="12pt" style:font-size-asian="12pt" style:font-size-complex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18:46:09.010000000</dc:date>
    <dc:language>fr-FR</dc:language>
    <meta:editing-cycles>130</meta:editing-cycles>
    <meta:editing-duration>PT6H22M56S</meta:editing-duration>
    <meta:document-statistic meta:table-count="2" meta:image-count="0" meta:object-count="0" meta:page-count="2" meta:paragraph-count="46" meta:word-count="168" meta:character-count="1779" meta:non-whitespace-character-count="1650"/>
    <meta:user-defined meta:name="Info 1"/>
    <meta:user-defined meta:name="Info 2"/>
    <meta:user-defined meta:name="Info 3"/>
    <meta:user-defined meta:name="Info 4"/>
  </office:meta>
</office:document-meta>
</file>